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4.343cm" fo:min-width="19.0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b3cac7" draw:opacity="25%" draw:opacity-name="" draw:textarea-horizontal-align="justify" draw:textarea-vertical-align="middle" draw:auto-grow-height="false" fo:min-height="11.498cm" fo:min-width="19.09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4.57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07cm" fo:min-width="4.773cm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top" draw:auto-grow-height="false" fo:min-height="2.291cm" fo:min-width="7.75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575cm" fo:min-width="4.578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258cm" fo:min-width="4.81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6.669cm" fo:min-width="7.756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922cm" fo:min-width="7.75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02cm" fo:min-width="4.76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77cm" fo:min-width="4.579cm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top" draw:auto-grow-height="false" fo:min-height="5.231cm" fo:min-width="7.756cm" loext:decorative="fals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83cm" fo:min-width="5.88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07cm" fo:min-width="5.85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07cm" fo:min-width="5.88cm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8.917cm" fo:min-width="5.885cm" loext:decorative="false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987cm" fo:min-width="5.88cm" loext:decorative="false"/>
      <style:paragraph-properties style:writing-mode="lr-tb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632cm" fo:min-width="5.88cm" loext:decorative="false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2.147cm" fo:min-width="5.88cm" loext:decorative="false"/>
      <style:paragraph-properties style:writing-mode="lr-tb"/>
    </style:style>
    <style:style style:name="gr30" style:family="graphic" style:parent-style-name="objectwithoutfill">
      <style:graphic-properties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b3cac7" draw:opacity="25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4.593cm" svg:x="1cm" svg:y="2.347cm">
          <text:list text:style-name="L1">
            <text:list-header>
              <text:p text:style-name="P1"><text:span text:style-name="T1"/></text:p>
            </text:list-header>
            <text:list-item>
              <text:p text:style-name="P2"><text:span text:style-name="T2">run on PC as </text:span><text:span text:style-name="T3">fleetsie_srv USER@SERVER</text:span></text:p>
            </text:list-item>
            <text:list-item>
              <text:p text:style-name="P2"><text:span text:style-name="T3">USER </text:span><text:span text:style-name="T2">must either be root or have </text:span><text:span text:style-name="T3">sudo</text:span><text:span text:style-name="T2"> privileges on </text:span><text:span text:style-name="T3">SERVER</text:span></text:p>
              <text:p text:style-name="P2"><text:span text:style-name="T3"/></text:p>
            </text:list-item>
          </text:list>
          <text:p text:style-name="P3"><text:span text:style-name="T4">On Fleet Server:</text:span></text:p>
          <text:list text:continue-numbering="true" text:style-name="L1">
            <text:list-item>
              <text:p text:style-name="P3"><text:span text:style-name="T2">Create user </text:span><text:span text:style-name="T3">fleetsie</text:span></text:p>
            </text:list-item>
            <text:list-item>
              <text:p text:style-name="P3"><text:span text:style-name="T5">Create database </text:span><text:span text:style-name="T3">fleets.sqlite</text:span><text:span text:style-name="T5"> in </text:span><text:span text:style-name="T3">/home/fleetsie</text:span><text:span text:style-name="T5"> with this table:</text:span></text:p>
              <text:p text:style-name="P3"><text:span text:style-name="T5"/></text:p>
            </text:list-item>
          </text:list>
          <text:p text:style-name="P3"><text:span text:style-name="T5">Create Table Devices (</text:span></text:p>
          <text:p text:style-name="P3"><text:span text:style-name="T5"><text:s text:c="5"/></text:span><text:span text:style-name="T5">id integer unique primary key not null,</text:span></text:p>
          <text:p text:style-name="P3"><text:span text:style-name="T5"><text:s text:c="5"/></text:span><text:span text:style-name="T5">fleet string,</text:span></text:p>
          <text:p text:style-name="P3"><text:span text:style-name="T5"><text:s text:c="5"/></text:span><text:span text:style-name="T5">fleetuser string,</text:span></text:p>
          <text:p text:style-name="P3"><text:span text:style-name="T5"><text:s text:c="5"/></text:span><text:span text:style-name="T5">hostname string,</text:span></text:p>
          <text:p text:style-name="P3"><text:span text:style-name="T5"><text:s text:c="5"/></text:span><text:span text:style-name="T5">hwid string,</text:span></text:p>
          <text:p text:style-name="P3"><text:span text:style-name="T5"><text:s text:c="5"/></text:span><text:span text:style-name="T5">otp string,</text:span></text:p>
          <text:p text:style-name="P3"><text:span text:style-name="T5"><text:s text:c="5"/></text:span><text:span text:style-name="T5">ts_generated double,</text:span></text:p>
          <text:p text:style-name="P3"><text:span text:style-name="T5"><text:s text:c="5"/></text:span><text:span text:style-name="T5">ts_provisioned double,</text:span></text:p>
          <text:p text:style-name="P3"><text:span text:style-name="T5"><text:s text:c="5"/></text:span><text:span text:style-name="T5">tunnel_port integer,</text:span></text:p>
          <text:p text:style-name="P3"><text:span text:style-name="T5"><text:s text:c="5"/></text:span><text:span text:style-name="T5">public_key string,</text:span></text:p>
          <text:p text:style-name="P3"><text:span text:style-name="T5"><text:s text:c="5"/></text:span><text:span text:style-name="T5">private_key string,</text:span></text:p>
          <text:p text:style-name="P3"><text:span text:style-name="T5"><text:s text:c="5"/></text:span><text:span text:style-name="T5">ip_provisioned_from</text:span></text:p>
          <text:p text:style-name="P3"><text:span text:style-name="T5"><text:s/></text:span><text:span text:style-name="T5">);</text:span></text:p>
          <text:p text:style-name="P3"><text:span text:style-name="T5"><text:s/></text:span><text:span text:style-name="T5">create unique index on devices(hwid);</text:span></text:p>
          <text:p text:style-name="P3"><text:span text:style-name="T5"><text:s/></text:span><text:span text:style-name="T5">create unique index on devices(fleet,otp,hw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9.59cm" svg:height="1.587cm" svg:x="1cm" svg:y="1.001cm">
          <draw:text-box>
            <text:p text:style-name="P4"><text:span text:style-name="T1">fleetsie_srv</text:span></text:p>
          </draw:text-box>
        </draw:frame>
      </draw:page>
      <draw:page draw:name="page2" draw:style-name="dp1" draw:master-page-name="Default">
        <draw:custom-shape draw:style-name="gr3" draw:text-style-name="P6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79cm" svg:height="2.857cm" svg:x="1cm" svg:y="1.25cm">
          <text:p text:style-name="P1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273cm" svg:height="2.857cm" svg:x="15.287cm" svg:y="1.25cm">
          <text:p text:style-name="P1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9" draw:layer="layout" svg:width="8.255cm" svg:height="2.878cm" svg:x="6.597cm" svg:y="2.502cm">
          <text:p text:style-name="P7"><text:span text:style-name="T4">On SD card in PC:</text:span></text:p>
          <text:list text:style-name="L1">
            <text:list-item>
              <text:p text:style-name="P7"><text:span text:style-name="T2">Install </text:span><text:span text:style-name="T3">fleetsie-</text:span><text:span text:style-name="T3">provision.service</text:span><text:span text:style-name="T2">, </text:span><text:span text:style-name="T3">fleetsie_provision</text:span><text:span text:style-name="T2"> script</text:span></text:p>
            </text:list-item>
            <text:list-item>
              <text:p text:style-name="P8"><text:span text:style-name="T2">enable </text:span><text:span text:style-name="T3">fleetsie-</text:span><text:span text:style-name="T3">provision.service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5.078cm" svg:height="5.825cm" svg:x="1cm" svg:y="17.452cm">
          <text:p text:style-name="P1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5.313cm" svg:height="5.508cm" svg:x="15.287cm" svg:y="17.452cm">
          <text:p text:style-name="P1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8.255cm" svg:height="7.837cm" svg:x="6.597cm" svg:y="19.103cm">
          <text:list text:style-name="L1">
            <text:list-item>
              <text:p text:style-name="P8"><text:span text:style-name="T2">Find fleetsie files on </text:span><text:span text:style-name="T2">USB drive</text:span></text:p>
            </text:list-item>
            <text:list-item>
              <text:p text:style-name="P8"><text:span text:style-name="T2">Attach to local Wifi </text:span><text:span text:style-name="T2">using credentials in </text:span><text:span text:style-name="T3">wifi.tx</text:span><text:span text:style-name="T2">t</text:span></text:p>
            </text:list-item>
            <text:list-item>
              <text:p text:style-name="P8"><text:span text:style-name="T2">Run </text:span><text:span text:style-name="T6">fleetsie_auth</text:span><text:span text:style-name="T2"> on </text:span><text:span text:style-name="T2">fleet server using fleet </text:span><text:span text:style-name="T2">credentials from </text:span><text:span text:style-name="T3">fleet.txt</text:span></text:p>
            </text:list-item>
            <text:list-item>
              <text:p text:style-name="P8"><text:span text:style-name="T2">Save device credentials </text:span><text:span text:style-name="T2">from server on device</text:span></text:p>
            </text:list-item>
            <text:list-item>
              <text:p text:style-name="P8"><text:span text:style-name="T2">Create </text:span><text:span text:style-name="T3">/opt/fleetsie</text:span><text:span text:style-name="T2"> </text:span><text:span text:style-name="T2">directory on device for </text:span><text:span text:style-name="T2">fleetsie-specific items</text:span></text:p>
            </text:list-item>
            <text:list-item>
              <text:p text:style-name="P8"><text:span text:style-name="T2">Install and enable the </text:span><text:span text:style-name="T2">ssh-tunnel service</text:span></text:p>
            </text:list-item>
            <text:list-item>
              <text:p text:style-name="P8"><text:span text:style-name="T2">customize using user </text:span><text:span text:style-name="T2">script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5.273cm" svg:height="2.857cm" svg:x="15.287cm" svg:y="6.85cm">
          <text:p text:style-name="P1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8.255cm" svg:height="3.593cm" svg:x="6.596cm" svg:y="5.702cm">
          <text:p text:style-name="P8"><text:span text:style-name="T4">On Fleet Server:</text:span></text:p>
          <text:list text:style-name="L1">
            <text:list-item>
              <text:p text:style-name="P8"><text:span text:style-name="T2">Create </text:span><text:span text:style-name="T2">/home/fleetsie_FL</text:span><text:span text:style-name="T2">EET</text:span></text:p>
            </text:list-item>
            <text:list-item>
              <text:p text:style-name="P8"><text:span text:style-name="T2">Generate ssh keys </text:span><text:span text:style-name="T2">for N devices</text:span></text:p>
            </text:list-item>
            <text:list-item>
              <text:p text:style-name="P8"><text:span text:style-name="T2">Generate N one-</text:span><text:span text:style-name="T2">time-passwords in </text:span><text:span text:style-name="T2">database</text:span></text:p>
            </text:list-item>
            <text:list-item>
              <text:p text:style-name="P8"><text:span text:style-name="T2">Allocate N tunnel </text:span><text:span text:style-name="T2">ports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draw:layer="layout" svg:width="5.263cm" svg:height="3.452cm" svg:x="15.287cm" svg:y="10.3cm">
          <text:p text:style-name="P1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" draw:layer="layout" svg:width="5.079cm" svg:height="4.027cm" svg:x="1cm" svg:y="8.38cm">
          <text:list text:style-name="L1">
            <text:list-header>
              <text:p text:style-name="P1"><text:span text:style-name="T1">fleetsie_gen</text:span></text:p>
            </text:list-header>
            <text:list-item>
              <text:p text:style-name="P2"><text:span text:style-name="T2">run on PC</text:span></text:p>
            </text:list-item>
            <text:list-item>
              <text:p text:style-name="P2"><text:span text:style-name="T2">uses ssh </text:span><text:span text:style-name="T2">fleetsie@FLEET_SERV</text:span><text:span text:style-name="T2">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6.08cm" svg:y1="9.607cm" svg:x2="15.287cm" svg:y2="9.607cm">
          <text:p/>
        </draw:line>
        <draw:line draw:style-name="gr14" draw:text-style-name="P10" draw:layer="layout" svg:x1="6.08cm" svg:y1="10.342cm" svg:x2="15.287cm" svg:y2="10.342cm">
          <text:p/>
        </draw:line>
        <draw:custom-shape draw:style-name="gr15" draw:text-style-name="P8" draw:layer="layout" svg:width="8.255cm" svg:height="6.208cm" svg:x="6.596cm" svg:y="10.802cm">
          <text:p text:style-name="P8"><text:span text:style-name="T4">On USB drive attached to PC:</text:span></text:p>
          <text:list text:style-name="L1">
            <text:list-item>
              <text:p text:style-name="P8"><text:span text:style-name="T2">Create </text:span><text:span text:style-name="T3">wifi.txt</text:span><text:span text:style-name="T2"> file with ESSIDs, passphrases on alternating lines</text:span></text:p>
            </text:list-item>
            <text:list-item>
              <text:p text:style-name="P8"><text:span text:style-name="T2">Copy OTPs to database </text:span><text:span text:style-name="T3">otp.sqlite</text:span></text:p>
            </text:list-item>
            <text:list-item>
              <text:p text:style-name="P8"><text:span text:style-name="T2">Create </text:span><text:span text:style-name="T3">fleet.txt</text:span><text:span text:style-name="T2">, with fleet name, hostname, and known_host entry for ssh</text:span></text:p>
            </text:list-item>
            <text:list-item>
              <text:p text:style-name="P8"><text:span text:style-name="T2">add custom user script and files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text-style-name="P11" draw:layer="layout" svg:x1="6.08cm" svg:y1="18.832cm" svg:x2="15.287cm" svg:y2="18.832cm">
          <text:p text:style-name="P1"><text:span text:style-name="T1">fleetsie_provision</text:span><text:span text:style-name="T1"><text:line-break/></text:span><text:span text:style-name="T1"><text:line-break/></text:span><text:span text:style-name="T1"/></text:p>
        </draw:line>
        <draw:line draw:style-name="gr16" draw:text-style-name="P11" draw:layer="layout" svg:x1="6.08cm" svg:y1="2.132cm" svg:x2="15.287cm" svg:y2="2.132cm">
          <text:p text:style-name="P1"><text:span text:style-name="T1">fleetsie_mod</text:span><text:span text:style-name="T1"><text:line-break/></text:span><text:span text:style-name="T1"><text:line-break/></text:span><text:span text:style-name="T1"/></text:p>
        </draw:line>
      </draw:page>
      <draw:page draw:name="page3" draw:style-name="dp1" draw:master-page-name="Default">
        <draw:custom-shape draw:style-name="gr17" draw:text-style-name="P12" draw:layer="layout" svg:width="6.38cm" svg:height="7.08cm" svg:x="1.287cm" svg:y="5.35cm">
          <text:list text:style-name="L1">
            <text:list-item>
              <text:p text:style-name="P12"><text:span text:style-name="T7">Select first unused OTP from DB </text:span><text:span text:style-name="T7">on USB disk</text:span></text:p>
            </text:list-item>
            <text:list-item>
              <text:p text:style-name="P12"><text:span text:style-name="T7">If none, log and die</text:span></text:p>
            </text:list-item>
            <text:list-item>
              <text:p text:style-name="P12"><text:span text:style-name="T7">Get hardware ID from device</text:span></text:p>
            </text:list-item>
            <text:list-item>
              <text:p text:style-name="P12"><text:span text:style-name="T7">Get fleet name, host from USB </text:span><text:span text:style-name="T7">disk</text:span></text:p>
            </text:list-item>
            <text:list-item>
              <text:p text:style-name="P12"><text:span text:style-name="T7">ssh to </text:span><text:span text:style-name="T8">fleetsie_FLEET@FLEETHOST</text:span><text:span text:style-name="T9"> </text:span><text:span text:style-name="T7">with fleet credentials, which runs </text:span><text:span text:style-name="T6">fleetsie_auth </text:span><text:span text:style-name="T7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4" draw:layer="layout" svg:width="6.35cm" svg:height="2.857cm" svg:x="13.382cm" svg:y="3.35cm">
          <text:p text:style-name="P4"><text:span text:style-name="T1">Fleet Server</text:span></text:p>
          <text:p text:style-name="P4"><text:span text:style-name="T7">(running </text:span><text:span text:style-name="T10">fleetsie_auth</text:span><text:span text:style-name="T7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4" draw:layer="layout" svg:width="6.38cm" svg:height="2.857cm" svg:x="1.287cm" svg:y="1.75cm">
          <text:p text:style-name="P4"><text:span text:style-name="T1">Device</text:span><text:span text:style-name="T11"><text:line-break/></text:span><text:span text:style-name="T7">(running </text:span><text:span text:style-name="T10">fleetsie_provision</text:span><text:span text:style-name="T7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5" draw:layer="layout" svg:width="19.59cm" svg:height="1.587cm" svg:x="1cm" svg:y="1cm">
          <draw:text-box>
            <text:p text:style-name="P4"><text:span text:style-name="T1">fleetsie_auth</text:span></text:p>
          </draw:text-box>
        </draw:frame>
        <draw:custom-shape draw:style-name="gr20" draw:text-style-name="P9" draw:layer="layout" svg:width="6.385cm" svg:height="19.167cm" svg:x="13.382cm" svg:y="6.85cm">
          <text:list text:style-name="L1">
            <text:list-item>
              <text:p text:style-name="P7"><text:span text:style-name="T7">Check that OTP is </text:span><text:span text:style-name="T7">a valid and unused </text:span><text:span text:style-name="T7">OTP for fleet. <text:s/>If </text:span><text:span text:style-name="T7">so, mark OTP as </text:span><text:span text:style-name="T7">used, register </text:span><text:span text:style-name="T7">device, and return:</text:span></text:p>
              <text:p text:style-name="P7"><text:span text:style-name="T12">Ok</text:span></text:p>
            </text:list-item>
            <text:list-item>
              <text:p text:style-name="P13"><text:span text:style-name="T12">HOSTNAME</text:span></text:p>
            </text:list-item>
            <text:list-item>
              <text:p text:style-name="P13"><text:span text:style-name="T12">FLEETUSER</text:span></text:p>
            </text:list-item>
            <text:list-item>
              <text:p text:style-name="P13"><text:span text:style-name="T12">PORT</text:span></text:p>
            </text:list-item>
            <text:list-item>
              <text:p text:style-name="P13"><text:span text:style-name="T12">SRV_PUBKE</text:span><text:span text:style-name="T12">Y</text:span></text:p>
            </text:list-item>
            <text:list-item>
              <text:p text:style-name="P13"><text:span text:style-name="T12">SRV_PRIVKE</text:span><text:span text:style-name="T12">Y</text:span></text:p>
            </text:list-item>
            <text:list-item>
              <text:p text:style-name="P13"><text:span text:style-name="T12">DEV_AUTHK</text:span><text:span text:style-name="T12">EY</text:span><text:span text:style-name="T7"><text:line-break/></text:span><text:span text:style-name="T7"/></text:p>
            </text:list-item>
            <text:list-item>
              <text:p text:style-name="P7"><text:span text:style-name="T7">If OTP is valid for </text:span><text:span text:style-name="T7">fleet but used, let </text:span><text:span text:style-name="T7">N be id of first </text:span><text:span text:style-name="T7">unused OTP for </text:span><text:span text:style-name="T7">fleet, and return:</text:span><text:span text:style-name="T7"><text:line-break/></text:span><text:span text:style-name="T12">Try </text:span></text:p>
              <text:list>
                <text:list-item>
                  <text:list>
                    <text:list-item>
                      <text:p text:style-name="P7"><text:span text:style-name="T12">N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1">
            <text:list-item>
              <text:p text:style-name="P7"><text:span text:style-name="T7">If OTP is valid for </text:span><text:span text:style-name="T7">fleet but used and </text:span><text:span text:style-name="T7">no unused OTP </text:span><text:span text:style-name="T7">left, return:</text:span><text:span text:style-name="T7"><text:line-break/></text:span><text:span text:style-name="T12">Full</text:span></text:p>
            </text:list-item>
          </text:list>
          <text:p text:style-name="P7"><text:span text:style-name="T7"/></text:p>
          <text:list text:continue-numbering="true" text:style-name="L1">
            <text:list-item>
              <text:p text:style-name="P7"><text:span text:style-name="T7">Otherwise, OTP is </text:span><text:span text:style-name="T7">invalid, so return:</text:span><text:span text:style-name="T7"><text:line-break/></text:span><text:span text:style-name="T12">Error</text:span></text:p>
              <text:list>
                <text:list-item>
                  <text:p text:style-name="P7"><text:span text:style-name="T12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15" draw:layer="layout" svg:x1="7.667cm" svg:y1="11.795cm" svg:x2="13.382cm" svg:y2="8.62cm">
          <text:p text:style-name="P14"><text:span text:style-name="T13"/></text:p>
        </draw:line>
        <draw:custom-shape draw:style-name="gr22" draw:text-style-name="P12" draw:layer="layout" svg:width="6.38cm" svg:height="3.237cm" svg:x="1.287cm" svg:y="13.15cm">
          <text:p text:style-name="P12"><text:span text:style-name="T7">On </text:span><text:span text:style-name="T12">Ok</text:span><text:span text:style-name="T7"> response:</text:span></text:p>
          <text:list text:style-name="L1">
            <text:list-item>
              <text:p text:style-name="P12"><text:span text:style-name="T7">Save credentials</text:span></text:p>
            </text:list-item>
            <text:list-item>
              <text:p text:style-name="P12"><text:span text:style-name="T7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3" draw:text-style-name="P10" draw:layer="layout" svg:x1="13.382cm" svg:y1="11.477cm" svg:x2="7.667cm" svg:y2="13.382cm">
          <text:p/>
        </draw:line>
        <draw:line draw:style-name="gr24" draw:text-style-name="P10" draw:layer="layout" svg:x1="13.382cm" svg:y1="18.145cm" svg:x2="7.667cm" svg:y2="17.51cm">
          <text:p/>
        </draw:line>
        <draw:line draw:style-name="gr25" draw:text-style-name="P10" draw:layer="layout" svg:x1="13.382cm" svg:y1="21.32cm" svg:x2="7.667cm" svg:y2="21.002cm">
          <text:p/>
        </draw:line>
        <draw:line draw:style-name="gr26" draw:text-style-name="P10" draw:layer="layout" svg:x1="13.382cm" svg:y1="23.542cm" svg:x2="7.667cm" svg:y2="24.495cm">
          <text:p/>
        </draw:line>
        <draw:line draw:style-name="gr27" draw:text-style-name="P10" draw:layer="layout" svg:x1="8.653cm" svg:y1="5.764cm" svg:x2="7.7cm" svg:y2="5.764cm">
          <text:p/>
        </draw:line>
        <draw:custom-shape draw:style-name="gr28" draw:text-style-name="P12" draw:layer="layout" svg:width="6.38cm" svg:height="2.882cm" svg:x="1.287cm" svg:y="17.15cm">
          <text:p text:style-name="P12"><text:span text:style-name="T7">On </text:span><text:span text:style-name="T12">Try N</text:span><text:span text:style-name="T7"> response: </text:span></text:p>
          <text:list text:style-name="L1">
            <text:list-item>
              <text:p text:style-name="P12"><text:span text:style-name="T7">mark all OTP with ID &lt; N as used</text:span></text:p>
            </text:list-item>
            <text:list-item>
              <text:p text:style-name="P12"><text:span text:style-name="T7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2" draw:layer="layout" svg:width="6.38cm" svg:height="2.882cm" svg:x="1.287cm" svg:y="20.65cm">
          <text:p text:style-name="P16"><text:span text:style-name="T7">On </text:span><text:span text:style-name="T12">Full</text:span><text:span text:style-name="T7"> response:</text:span></text:p>
          <text:list text:style-name="L1">
            <text:list-item>
              <text:p text:style-name="P16"><text:span text:style-name="T7">Mark all OTP as used</text:span></text:p>
            </text:list-item>
            <text:list-item>
              <text:p text:style-name="P16"><text:span text:style-name="T7">Log error</text:span></text:p>
            </text:list-item>
            <text:list-item>
              <text:p text:style-name="P16"><text:span text:style-name="T7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6" draw:layer="layout" svg:width="6.38cm" svg:height="2.397cm" svg:x="1.287cm" svg:y="24.15cm">
          <text:p text:style-name="P16"><text:span text:style-name="T7">On </text:span><text:span text:style-name="T12">Error </text:span><text:span text:style-name="T7">response:</text:span></text:p>
          <text:list text:style-name="L1">
            <text:list-item>
              <text:p text:style-name="P16"><text:span text:style-name="T7">Log error </text:span></text:p>
            </text:list-item>
            <text:list-item>
              <text:p text:style-name="P16"><text:span text:style-name="T7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30" draw:text-style-name="P10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  <draw:frame draw:style-name="gr31" draw:text-style-name="P17" draw:layer="layout" svg:width="3.175cm" svg:height="2.147cm" svg:x="9.89cm" svg:y="7.834cm">
          <draw:text-box>
            <text:p text:style-name="P3"><text:span text:style-name="T13">Send:</text:span></text:p>
            <text:list text:style-name="L1">
              <text:list-item>
                <text:p text:style-name="P3"><text:span text:style-name="T13">HWID</text:span></text:p>
              </text:list-item>
              <text:list-item>
                <text:p text:style-name="P3"><text:span text:style-name="T13">OTP</text:span></text:p>
                <text:p text:style-name="P3"><text:span text:style-name="T13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07T15:08:55.988135889</dc:date>
    <meta:editing-duration>P1DT2H52M39S</meta:editing-duration>
    <meta:editing-cycles>22</meta:editing-cycles>
    <meta:generator>LibreOffice/24.2.7.2$Linux_X86_64 LibreOffice_project/420$Build-2</meta:generator>
    <meta:document-statistic meta:object-count="35"/>
  </office:meta>
</office:document-meta>
</file>